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4.258cm"/>
    </style:style>
    <style:style style:name="co7" style:family="table-column">
      <style:table-column-properties fo:break-before="auto" style:column-width="6.029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4.579cm"/>
    </style:style>
    <style:style style:name="co11" style:family="table-column">
      <style:table-column-properties fo:break-before="auto" style:column-width="5.015cm"/>
    </style:style>
    <style:style style:name="co12" style:family="table-column">
      <style:table-column-properties fo:break-before="auto" style:column-width="2.512cm"/>
    </style:style>
    <style:style style:name="co13" style:family="table-column">
      <style:table-column-properties fo:break-before="auto" style:column-width="3.526cm"/>
    </style:style>
    <style:style style:name="co14" style:family="table-column">
      <style:table-column-properties fo:break-before="auto" style:column-width="4.069cm"/>
    </style:style>
    <style:style style:name="co15" style:family="table-column">
      <style:table-column-properties fo:break-before="auto" style:column-width="0.542cm"/>
    </style:style>
    <style:style style:name="co16" style:family="table-column">
      <style:table-column-properties fo:break-before="auto" style:column-width="11.259cm"/>
    </style:style>
    <style:style style:name="co17" style:family="table-column">
      <style:table-column-properties fo:break-before="auto" style:column-width="3.574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3.43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Advisor.E3]" office:value-type="string" office:string-value="INSERT INTO Advisor (StaffId,SchoolName,CollegeName) VALUES ('3423432','Engineering','Science and Engineering');">
            <text:p>INSERT INTO Advisor (StaffId,SchoolName,CollegeName) VALUES ('3423432','Engineering','Science and Engineering');</text:p>
          </table:table-cell>
        </table:table-row>
        <table:table-row table:style-name="ro1">
          <table:table-cell table:formula="of:=[Advisor.E4]" office:value-type="string" office:string-value="INSERT INTO Advisor (StaffId,SchoolName,CollegeName) VALUES ('5498923','Computing Science','Science and Engineering');">
            <text:p>INSERT INTO Advisor (StaffId,SchoolName,CollegeName) VALUES ('5498923','Computing Science','Science and Engineering');</text:p>
          </table:table-cell>
        </table:table-row>
        <table:table-row table:style-name="ro1">
          <table:table-cell table:formula="of:=[Advisor.E5]" office:value-type="string" office:string-value="INSERT INTO Advisor (StaffId,SchoolName,CollegeName) VALUES ('6829432','Culture and Creative Arts','Arts');">
            <text:p>INSERT INTO Advisor (StaffId,SchoolName,CollegeName) VALUES ('6829432','Culture and Creative Arts','Arts');</text:p>
          </table:table-cell>
        </table:table-row>
        <table:table-row table:style-name="ro1">
          <table:table-cell table:formula="of:=[Advisor.E6]" office:value-type="string" office:string-value="INSERT INTO Advisor (StaffId,SchoolName,CollegeName) VALUES ('5462624','Critical Studies','Arts');">
            <text:p>INSERT INTO Advisor (StaffId,SchoolName,CollegeName) VALUES ('5462624','Critical Studies','Arts');</text:p>
          </table:table-cell>
        </table:table-row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Course.G3]" office:value-type="string" office:string-value="INSERT INTO Course (CourseID,Name,Aims,SchoolName,CollegeName) VALUES ('ENG4425','Digital Communications','Teaching you the comms init','Engineering','Science and Engineering');">
            <text:p>INSERT INTO Course (CourseID,Name,Aims,SchoolName,CollegeName) VALUES ('ENG4425','Digital Communications','Teaching you the comms init','Engineering','Science and Engineering');</text:p>
          </table:table-cell>
        </table:table-row>
        <table:table-row table:style-name="ro1">
          <table:table-cell table:formula="of:=[Course.G4]" office:value-type="string" office:string-value="INSERT INTO Course (CourseID,Name,Aims,SchoolName,CollegeName) VALUES ('Compsci2436','Networks','How to interweb','Computing Science','Science and Engineering');">
            <text:p>INSERT INTO Course (CourseID,Name,Aims,SchoolName,CollegeName) VALUES ('Compsci2436','Networks','How to interweb','Computing Science','Science and Engineering');</text:p>
          </table:table-cell>
        </table:table-row>
        <table:table-row table:style-name="ro1">
          <table:table-cell table:formula="of:=[Course.G5]" office:value-type="string" office:string-value="INSERT INTO Course (CourseID,Name,Aims,SchoolName,CollegeName) VALUES ('MUSIC1323','Music for Dummies','What is a piano?','Culture and Creative Arts','Arts');">
            <text:p>INSERT INTO Course (CourseID,Name,Aims,SchoolName,CollegeName) VALUES ('MUSIC1323','Music for Dummies','What is a piano?','Culture and Creative Arts','Arts');</text:p>
          </table:table-cell>
        </table:table-row>
        <table:table-row table:style-name="ro1">
          <table:table-cell table:formula="of:=[Course.G6]" office:value-type="string" office:string-value="INSERT INTO Course (CourseID,Name,Aims,SchoolName,CollegeName) VALUES ('ENGLANG3012','English Literature','How to read101','Critical Studies','Arts');">
            <text:p>INSERT INTO Course (CourseID,Name,Aims,SchoolName,CollegeName) VALUES ('ENGLANG3012','English Literature','How to read101','Critical Studies','Arts');</text:p>
          </table:table-cell>
        </table:table-row>
        <table:table-row table:style-name="ro1">
          <table:table-cell table:formula="of:=[Course.G7]" office:value-type="string" office:string-value="INSERT INTO Course (CourseID,Name,Aims,SchoolName,CollegeName) VALUES ('ENG4427','Control','Teaching you the control init','Engineering','Science and Engineering');">
            <text:p>INSERT INTO Course (CourseID,Name,Aims,SchoolName,CollegeName) VALUES ('ENG4427','Control','Teaching you the control init','Engineering','Science and Engineering');</text:p>
          </table:table-cell>
        </table:table-row>
        <table:table-row table:style-name="ro1">
          <table:table-cell table:formula="of:=[Course.G8]" office:value-type="string" office:string-value="INSERT INTO Course (CourseID,Name,Aims,SchoolName,CollegeName) VALUES ('Compsci2438','Programming','How to “Hello World”','Computing Science','Science and Engineering');">
            <text:p>INSERT INTO Course (CourseID,Name,Aims,SchoolName,CollegeName) VALUES ('Compsci2438','Programming','How to “Hello World”','Computing Science','Science and Engineering');</text:p>
          </table:table-cell>
        </table:table-row>
        <table:table-row table:style-name="ro1">
          <table:table-cell table:formula="of:=[Course.G9]" office:value-type="string" office:string-value="INSERT INTO Course (CourseID,Name,Aims,SchoolName,CollegeName) VALUES ('MUSIC1325','Music for Thickies','What is a guitar?','Culture and Creative Arts','Arts');">
            <text:p>INSERT INTO Course (CourseID,Name,Aims,SchoolName,CollegeName) VALUES ('MUSIC1325','Music for Thickies','What is a guitar?','Culture and Creative Arts','Arts');</text:p>
          </table:table-cell>
        </table:table-row>
        <table:table-row table:style-name="ro1">
          <table:table-cell table:formula="of:=[Course.G10]" office:value-type="string" office:string-value="INSERT INTO Course (CourseID,Name,Aims,SchoolName,CollegeName) VALUES ('ENGLANG3014','English Language','How to grammer101','Critical Studies','Arts');">
            <text:p>INSERT INTO Course (CourseID,Name,Aims,SchoolName,CollegeName) VALUES ('ENGLANG3014','English Language','How to grammer101','Critical Studies','Arts');</text:p>
          </table:table-cell>
        </table:table-row>
        <table:table-row table:style-name="ro1">
          <table:table-cell table:formula="of:=[Degree.C3]" office:value-type="string" office:string-value="INSERT INTO Degree (Name) VALUES ('English Literature');">
            <text:p>INSERT INTO Degree (Name) VALUES ('English Literature');</text:p>
          </table:table-cell>
        </table:table-row>
        <table:table-row table:style-name="ro1">
          <table:table-cell table:formula="of:=[Degree.C4]" office:value-type="string" office:string-value="INSERT INTO Degree (Name) VALUES ('Computer Science');">
            <text:p>INSERT INTO Degree (Name) VALUES ('Computer Science');</text:p>
          </table:table-cell>
        </table:table-row>
        <table:table-row table:style-name="ro1">
          <table:table-cell table:formula="of:=[Degree.C5]" office:value-type="string" office:string-value="INSERT INTO Degree (Name) VALUES ('Mechanical Engineering');">
            <text:p>INSERT INTO Degree (Name) VALUES ('Mechanical Engineering');</text:p>
          </table:table-cell>
        </table:table-row>
        <table:table-row table:style-name="ro1">
          <table:table-cell table:formula="of:=[Degree.C6]" office:value-type="string" office:string-value="INSERT INTO Degree (Name) VALUES ('Electronic and Software Engineering');">
            <text:p>INSERT INTO Degree (Name) VALUES ('Electronic and Software Engineering');</text:p>
          </table:table-cell>
        </table:table-row>
        <table:table-row table:style-name="ro1">
          <table:table-cell table:formula="of:=[Degree.C7]" office:value-type="string" office:string-value="INSERT INTO Degree (Name) VALUES ('Music');">
            <text:p>INSERT INTO Degree (Name) VALUES ('Music');</text:p>
          </table:table-cell>
        </table:table-row>
        <table:table-row table:style-name="ro1">
          <table:table-cell table:formula="of:=[DegreeHasCourse.E3]" office:value-type="string" office:string-value="INSERT INTO DegreeHasCourse (DegreeHasCourseId,DegreeName,CourseId) VALUES ('1','English Literature','ENGLANG3012');">
            <text:p>INSERT INTO DegreeHasCourse (DegreeHasCourseId,DegreeName,CourseId) VALUES ('1','English Literature','ENGLANG3012');</text:p>
          </table:table-cell>
        </table:table-row>
        <table:table-row table:style-name="ro1">
          <table:table-cell table:formula="of:=[DegreeHasCourse.E4]" office:value-type="string" office:string-value="INSERT INTO DegreeHasCourse (DegreeHasCourseId,DegreeName,CourseId) VALUES ('2','Computer Science','Compsci2438');">
            <text:p>INSERT INTO DegreeHasCourse (DegreeHasCourseId,DegreeName,CourseId) VALUES ('2','Computer Science','Compsci2438');</text:p>
          </table:table-cell>
        </table:table-row>
        <table:table-row table:style-name="ro1">
          <table:table-cell table:formula="of:=[DegreeHasCourse.E5]" office:value-type="string" office:string-value="INSERT INTO DegreeHasCourse (DegreeHasCourseId,DegreeName,CourseId) VALUES ('3','Mechanical Engineering','ENG4425');">
            <text:p>INSERT INTO DegreeHasCourse (DegreeHasCourseId,DegreeName,CourseId) VALUES ('3','Mechanical Engineering','ENG4425');</text:p>
          </table:table-cell>
        </table:table-row>
        <table:table-row table:style-name="ro1">
          <table:table-cell table:formula="of:=[DegreeHasCourse.E6]" office:value-type="string" office:string-value="INSERT INTO DegreeHasCourse (DegreeHasCourseId,DegreeName,CourseId) VALUES ('4','Electronic and Software Engineering','Compsci2436');">
            <text:p>INSERT INTO DegreeHasCourse (DegreeHasCourseId,DegreeName,CourseId) VALUES ('4','Electronic and Software Engineering','Compsci2436');</text:p>
          </table:table-cell>
        </table:table-row>
        <table:table-row table:style-name="ro1">
          <table:table-cell table:formula="of:=[DegreeHasCourse.E7]" office:value-type="string" office:string-value="INSERT INTO DegreeHasCourse (DegreeHasCourseId,DegreeName,CourseId) VALUES ('5','Music','MUSIC1323');">
            <text:p>INSERT INTO DegreeHasCourse (DegreeHasCourseId,DegreeName,CourseId) VALUES ('5','Music','MUSIC1323');</text:p>
          </table:table-cell>
        </table:table-row>
        <table:table-row table:style-name="ro1">
          <table:table-cell table:formula="of:=[DegreeHasCourse.E8]" office:value-type="string" office:string-value="INSERT INTO DegreeHasCourse (DegreeHasCourseId,DegreeName,CourseId) VALUES ('6','English Literature','ENGLANG3014');">
            <text:p>INSERT INTO DegreeHasCourse (DegreeHasCourseId,DegreeName,CourseId) VALUES ('6','English Literature','ENGLANG3014');</text:p>
          </table:table-cell>
        </table:table-row>
        <table:table-row table:style-name="ro1">
          <table:table-cell table:formula="of:=[DegreeHasCourse.E9]" office:value-type="string" office:string-value="INSERT INTO DegreeHasCourse (DegreeHasCourseId,DegreeName,CourseId) VALUES ('7','Computer Science','Compsci2438');">
            <text:p>INSERT INTO DegreeHasCourse (DegreeHasCourseId,DegreeName,CourseId) VALUES ('7','Computer Science','Compsci2438');</text:p>
          </table:table-cell>
        </table:table-row>
        <table:table-row table:style-name="ro1">
          <table:table-cell table:formula="of:=[DegreeHasCourse.E10]" office:value-type="string" office:string-value="INSERT INTO DegreeHasCourse (DegreeHasCourseId,DegreeName,CourseId) VALUES ('8','Mechanical Engineering','ENG4427');">
            <text:p>INSERT INTO DegreeHasCourse (DegreeHasCourseId,DegreeName,CourseId) VALUES ('8','Mechanical Engineering','ENG4427');</text:p>
          </table:table-cell>
        </table:table-row>
        <table:table-row table:style-name="ro1">
          <table:table-cell table:formula="of:=[DegreeHasCourse.E11]" office:value-type="string" office:string-value="INSERT INTO DegreeHasCourse (DegreeHasCourseId,DegreeName,CourseId) VALUES ('9','Electronic and Software Engineering','Compsci2438');">
            <text:p>INSERT INTO DegreeHasCourse (DegreeHasCourseId,DegreeName,CourseId) VALUES ('9','Electronic and Software Engineering','Compsci2438');</text:p>
          </table:table-cell>
        </table:table-row>
        <table:table-row table:style-name="ro1">
          <table:table-cell table:formula="of:=[DegreeHasCourse.E12]" office:value-type="string" office:string-value="INSERT INTO DegreeHasCourse (DegreeHasCourseId,DegreeName,CourseId) VALUES ('10','Music','MUSIC1325');">
            <text:p>INSERT INTO DegreeHasCourse (DegreeHasCourseId,DegreeName,CourseId) VALUES ('10','Music','MUSIC1325');</text:p>
          </table:table-cell>
        </table:table-row>
        <table:table-row table:style-name="ro1">
          <table:table-cell table:formula="of:=[DeptHead.F3]" office:value-type="string" office:string-value="INSERT INTO DeptHead (StaffId,Year,SchoolName,CollegeName) VALUES ('3435232','1','Engineering','Science and Engineering');">
            <text:p>INSERT INTO DeptHead (StaffId,Year,SchoolName,CollegeName) VALUES ('3435232','1','Engineering','Science and Engineering');</text:p>
          </table:table-cell>
        </table:table-row>
        <table:table-row table:style-name="ro1">
          <table:table-cell table:formula="of:=[DeptHead.F4]" office:value-type="string" office:string-value="INSERT INTO DeptHead (StaffId,Year,SchoolName,CollegeName) VALUES ('4533531','2','Computing Science','Science and Engineering');">
            <text:p>INSERT INTO DeptHead (StaffId,Year,SchoolName,CollegeName) VALUES ('4533531','2','Computing Science','Science and Engineering');</text:p>
          </table:table-cell>
        </table:table-row>
        <table:table-row table:style-name="ro1">
          <table:table-cell table:formula="of:=[DeptHead.F5]" office:value-type="string" office:string-value="INSERT INTO DeptHead (StaffId,Year,SchoolName,CollegeName) VALUES ('5345331','3','Culture and Creative Arts','Arts');">
            <text:p>INSERT INTO DeptHead (StaffId,Year,SchoolName,CollegeName) VALUES ('5345331','3','Culture and Creative Arts','Arts');</text:p>
          </table:table-cell>
        </table:table-row>
        <table:table-row table:style-name="ro1">
          <table:table-cell table:formula="of:=[DeptHead.F6]" office:value-type="string" office:string-value="INSERT INTO DeptHead (StaffId,Year,SchoolName,CollegeName) VALUES ('9023403','4','Critical Studies','Arts');">
            <text:p>INSERT INTO DeptHead (StaffId,Year,SchoolName,CollegeName) VALUES ('9023403','4','Critical Studies','Arts');</text:p>
          </table:table-cell>
        </table:table-row>
        <table:table-row table:style-name="ro1">
          <table:table-cell table:formula="of:=[School.D3]" office:value-type="string" office:string-value="INSERT INTO School (Name,CollegeName) VALUES ('Engineering','Science and Engineering');">
            <text:p>INSERT INTO School (Name,CollegeNam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Name) VALUES ('Computing Science','Science and Engineering');">
            <text:p>INSERT INTO School (Name,CollegeNam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Name) VALUES ('Culture and Creative Arts','Arts');">
            <text:p>INSERT INTO School (Name,CollegeNam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Name) VALUES ('Critical Studies','Arts');">
            <text:p>INSERT INTO School (Name,CollegeName) VALUES ('Critical Studies','Arts');</text:p>
          </table:table-cell>
        </table:table-row>
        <table:table-row table:style-name="ro1">
          <table:table-cell table:formula="of:=[Student.L3]" office:value-type="string" office:string-value="INSERT INTO Student (Matric,Email,Password,Forename,Surname,Year,StaffId,DegreeName) VALUES ('3000001','3000001S@student.gla.ac.uk','Pa55w0rd','Steven','Bell','2','9023403','English Literature');">
            <text:p>INSERT INTO Student (Matric,Email,Password,Forename,Surname,Year,StaffId,DegreeName) VALUES ('3000001','3000001S@student.gla.ac.uk','Pa55w0rd','Steven','Bell','2','9023403','English Literature');</text:p>
          </table:table-cell>
        </table:table-row>
        <table:table-row table:style-name="ro1">
          <table:table-cell table:formula="of:=[Student.L4]" office:value-type="string" office:string-value="INSERT INTO Student (Matric,Email,Password,Forename,Surname,Year,StaffId,DegreeName) VALUES ('3000002','3000002B@student.gla.ac.uk','Pa55w0rd','Ben','Harris','3','4533531','Computer Science');">
            <text:p>INSERT INTO Student (Matric,Email,Password,Forename,Surname,Year,StaffId,DegreeName) VALUES ('3000002','3000002B@student.gla.ac.uk','Pa55w0rd','Ben','Harris','3','4533531','Computer Science');</text:p>
          </table:table-cell>
        </table:table-row>
        <table:table-row table:style-name="ro1">
          <table:table-cell table:formula="of:=[Student.L5]" office:value-type="string" office:string-value="INSERT INTO Student (Matric,Email,Password,Forename,Surname,Year,StaffId,DegreeName) VALUES ('3000003','3000003S@student.gla.ac.uk','Pa55w0rd','Sarah','Jane','1','3435232','Mechanical Engineering');">
            <text:p>INSERT INTO Student (Matric,Email,Password,Forename,Surname,Year,StaffId,DegreeName) VALUES ('3000003','3000003S@student.gla.ac.uk','Pa55w0rd','Sarah','Jane','1','3435232','Mechanical Engineering');</text:p>
          </table:table-cell>
        </table:table-row>
        <table:table-row table:style-name="ro1">
          <table:table-cell table:formula="of:=[Student.L6]" office:value-type="string" office:string-value="INSERT INTO Student (Matric,Email,Password,Forename,Surname,Year,StaffId,DegreeName) VALUES ('3000004','3000004J@student.gla.ac.uk','Pa55w0rd','Jim','Stephens','2','3435232','Electronic and Software Engineering');">
            <text:p>INSERT INTO Student (Matric,Email,Password,Forename,Surname,Year,StaffId,DegreeName) VALUES ('3000004','3000004J@student.gla.ac.uk','Pa55w0rd','Jim','Stephens','2','3435232','Electronic and Software Engineering');</text:p>
          </table:table-cell>
        </table:table-row>
        <table:table-row table:style-name="ro1">
          <table:table-cell table:formula="of:=[Student.L7]" office:value-type="string" office:string-value="INSERT INTO Student (Matric,Email,Password,Forename,Surname,Year,StaffId,DegreeName) VALUES ('3000005','3000005K@student.gla.ac.uk','Pa55w0rd','Kyle','Marx','3','5345331','Music');">
            <text:p>INSERT INTO Student (Matric,Email,Password,Forename,Surname,Year,StaffId,DegreeName) VALUES ('3000005','3000005K@student.gla.ac.uk','Pa55w0rd','Kyle','Marx','3','5345331','Music');</text:p>
          </table:table-cell>
        </table:table-row>
        <table:table-row table:style-name="ro1">
          <table:table-cell table:formula="of:=[Student.L8]" office:value-type="string" office:string-value="INSERT INTO Student (Matric,Email,Password,Forename,Surname,Year,StaffId,DegreeName) VALUES ('3000006','3000006T@student.gla.ac.uk','Pa55w0rd','Tessa','Molly','3','9023403','English Literature');">
            <text:p>INSERT INTO Student (Matric,Email,Password,Forename,Surname,Year,StaffId,DegreeName) VALUES ('3000006','3000006T@student.gla.ac.uk','Pa55w0rd','Tessa','Molly','3','9023403','English Literature');</text:p>
          </table:table-cell>
        </table:table-row>
        <table:table-row table:style-name="ro1">
          <table:table-cell table:formula="of:=[Student.L9]" office:value-type="string" office:string-value="INSERT INTO Student (Matric,Email,Password,Forename,Surname,Year,StaffId,DegreeName) VALUES ('3000007','3000007J@student.gla.ac.uk','Pa55w0rd','Jacob','Wells','3','4533531','Computer Science');">
            <text:p>INSERT INTO Student (Matric,Email,Password,Forename,Surname,Year,StaffId,DegreeName) VALUES ('3000007','3000007J@student.gla.ac.uk','Pa55w0rd','Jacob','Wells','3','4533531','Computer Science');</text:p>
          </table:table-cell>
        </table:table-row>
        <table:table-row table:style-name="ro1">
          <table:table-cell table:formula="of:=[Student.L10]" office:value-type="string" office:string-value="INSERT INTO Student (Matric,Email,Password,Forename,Surname,Year,StaffId,DegreeName) VALUES ('3000008','3000008S@student.gla.ac.uk','Pa55w0rd','Shak','Gains','4','6829432','English Literature');">
            <text:p>INSERT INTO Student (Matric,Email,Password,Forename,Surname,Year,StaffId,DegreeName) VALUES ('3000008','3000008S@student.gla.ac.uk','Pa55w0rd','Shak','Gains','4','6829432','English Literature');</text:p>
          </table:table-cell>
        </table:table-row>
        <table:table-row table:style-name="ro1">
          <table:table-cell table:formula="of:=[Student.L11]" office:value-type="string" office:string-value="INSERT INTO Student (Matric,Email,Password,Forename,Surname,Year,StaffId,DegreeName) VALUES ('3000009','3000009M@student.gla.ac.uk','Pa55w0rd','Mohammed','Sharik','5','4533531','Computer Science');">
            <text:p>INSERT INTO Student (Matric,Email,Password,Forename,Surname,Year,StaffId,DegreeName) VALUES ('3000009','3000009M@student.gla.ac.uk','Pa55w0rd','Mohammed','Sharik','5','4533531','Computer Science');</text:p>
          </table:table-cell>
        </table:table-row>
        <table:table-row table:style-name="ro1">
          <table:table-cell table:formula="of:=[Student.L12]" office:value-type="string" office:string-value="INSERT INTO Student (Matric,Email,Password,Forename,Surname,Year,StaffId,DegreeName) VALUES ('3000010','3000010B@student.gla.ac.uk','Pa55w0rd','Benôit','Ashdown','4','5345331','Music');">
            <text:p>INSERT INTO Student (Matric,Email,Password,Forename,Surname,Year,StaffId,DegreeName) VALUES ('3000010','3000010B@student.gla.ac.uk','Pa55w0rd','Benôit','Ashdown','4','5345331','Music');</text:p>
          </table:table-cell>
        </table:table-row>
        <table:table-row table:style-name="ro1">
          <table:table-cell table:formula="of:=[Staff.E3]" office:value-type="string" office:string-value="INSERT INTO Staff (StaffId,Forename,Surname) VALUES ('3423432','William','Kane');">
            <text:p>INSERT INTO Staff (StaffId,Forename,Surname) VALUES ('3423432','William','Kane');</text:p>
          </table:table-cell>
        </table:table-row>
        <table:table-row table:style-name="ro1">
          <table:table-cell table:formula="of:=[Staff.E4]" office:value-type="string" office:string-value="INSERT INTO Staff (StaffId,Forename,Surname) VALUES ('5498923','Nicola','Tracy');">
            <text:p>INSERT INTO Staff (StaffId,Forename,Surname) VALUES ('5498923','Nicola','Tracy');</text:p>
          </table:table-cell>
        </table:table-row>
        <table:table-row table:style-name="ro1">
          <table:table-cell table:formula="of:=[Staff.E5]" office:value-type="string" office:string-value="INSERT INTO Staff (StaffId,Forename,Surname) VALUES ('6829432','Suzanne','Kerns');">
            <text:p>INSERT INTO Staff (StaffId,Forename,Surname) VALUES ('6829432','Suzanne','Kerns');</text:p>
          </table:table-cell>
        </table:table-row>
        <table:table-row table:style-name="ro1">
          <table:table-cell table:formula="of:=[Staff.E6]" office:value-type="string" office:string-value="INSERT INTO Staff (StaffId,Forename,Surname) VALUES ('5462624','John','Ashton');">
            <text:p>INSERT INTO Staff (StaffId,Forename,Surname) VALUES ('5462624','John','Ashton');</text:p>
          </table:table-cell>
        </table:table-row>
        <table:table-row table:style-name="ro1">
          <table:table-cell table:formula="of:=[Staff.E7]" office:value-type="string" office:string-value="INSERT INTO Staff (StaffId,Forename,Surname) VALUES ('9023403','Bernard','Yolk');">
            <text:p>INSERT INTO Staff (StaffId,Forename,Surname) VALUES ('9023403','Bernard','Yolk');</text:p>
          </table:table-cell>
        </table:table-row>
        <table:table-row table:style-name="ro1">
          <table:table-cell table:formula="of:=[Staff.E8]" office:value-type="string" office:string-value="INSERT INTO Staff (StaffId,Forename,Surname) VALUES ('3435232','James','Read');">
            <text:p>INSERT INTO Staff (StaffId,Forename,Surname) VALUES ('3435232','James','Read');</text:p>
          </table:table-cell>
        </table:table-row>
        <table:table-row table:style-name="ro1">
          <table:table-cell table:formula="of:=[Staff.E9]" office:value-type="string" office:string-value="INSERT INTO Staff (StaffId,Forename,Surname) VALUES ('4533531','Robert','Silk');">
            <text:p>INSERT INTO Staff (StaffId,Forename,Surname) VALUES ('4533531','Robert','Silk');</text:p>
          </table:table-cell>
        </table:table-row>
        <table:table-row table:style-name="ro1">
          <table:table-cell table:formula="of:=[Staff.E10]" office:value-type="string" office:string-value="INSERT INTO Staff (StaffId,Forename,Surname) VALUES ('5345331','Theodore','Edwards');">
            <text:p>INSERT INTO Staff (StaffId,Forename,Surname) VALUES ('5345331','Theodore','Edwards');</text:p>
          </table:table-cell>
        </table:table-row>
        <table:table-row table:style-name="ro1">
          <table:table-cell table:formula="of:=[StudentHasCourse.E3]" office:value-type="string" office:string-value="INSERT INTO StudentHasCourse (StudentHasCourseId,StudentMatric,CourseId) VALUES ('1','3000001','ENGLANG3012');">
            <text:p>INSERT INTO StudentHasCourse (StudentHasCourseId,StudentMatric,CourseId) VALUES ('1','3000001','ENGLANG3012');</text:p>
          </table:table-cell>
        </table:table-row>
        <table:table-row table:style-name="ro1">
          <table:table-cell table:formula="of:=[StudentHasCourse.E4]" office:value-type="string" office:string-value="INSERT INTO StudentHasCourse (StudentHasCourseId,StudentMatric,CourseId) VALUES ('2','3000002','Compsci2436');">
            <text:p>INSERT INTO StudentHasCourse (StudentHasCourseId,StudentMatric,CourseId) VALUES ('2','3000002','Compsci2436');</text:p>
          </table:table-cell>
        </table:table-row>
        <table:table-row table:style-name="ro1">
          <table:table-cell table:formula="of:=[StudentHasCourse.E5]" office:value-type="string" office:string-value="INSERT INTO StudentHasCourse (StudentHasCourseId,StudentMatric,CourseId) VALUES ('3','3000003','ENG4425');">
            <text:p>INSERT INTO StudentHasCourse (StudentHasCourseId,StudentMatric,CourseId) VALUES ('3','3000003','ENG4425');</text:p>
          </table:table-cell>
        </table:table-row>
        <table:table-row table:style-name="ro1">
          <table:table-cell table:formula="of:=[StudentHasCourse.E6]" office:value-type="string" office:string-value="INSERT INTO StudentHasCourse (StudentHasCourseId,StudentMatric,CourseId) VALUES ('4','3000004','ENG4425');">
            <text:p>INSERT INTO StudentHasCourse (StudentHasCourseId,StudentMatric,CourseId) VALUES ('4','3000004','ENG4425');</text:p>
          </table:table-cell>
        </table:table-row>
        <table:table-row table:style-name="ro1">
          <table:table-cell table:formula="of:=[StudentHasCourse.E7]" office:value-type="string" office:string-value="INSERT INTO StudentHasCourse (StudentHasCourseId,StudentMatric,CourseId) VALUES ('5','3000005','MUSIC1323');">
            <text:p>INSERT INTO StudentHasCourse (StudentHasCourseId,StudentMatric,CourseId) VALUES ('5','3000005','MUSIC1323');</text:p>
          </table:table-cell>
        </table:table-row>
        <table:table-row table:style-name="ro1">
          <table:table-cell table:formula="of:=[StudentHasCourse.E8]" office:value-type="string" office:string-value="INSERT INTO StudentHasCourse (StudentHasCourseId,StudentMatric,CourseId) VALUES ('6','3000006','ENGLANG3012');">
            <text:p>INSERT INTO StudentHasCourse (StudentHasCourseId,StudentMatric,CourseId) VALUES ('6','3000006','ENGLANG3012');</text:p>
          </table:table-cell>
        </table:table-row>
        <table:table-row table:style-name="ro1">
          <table:table-cell table:formula="of:=[StudentHasCourse.E9]" office:value-type="string" office:string-value="INSERT INTO StudentHasCourse (StudentHasCourseId,StudentMatric,CourseId) VALUES ('7','3000007','Compsci2436');">
            <text:p>INSERT INTO StudentHasCourse (StudentHasCourseId,StudentMatric,CourseId) VALUES ('7','3000007','Compsci2436');</text:p>
          </table:table-cell>
        </table:table-row>
        <table:table-row table:style-name="ro1">
          <table:table-cell table:formula="of:=[StudentHasCourse.E10]" office:value-type="string" office:string-value="INSERT INTO StudentHasCourse (StudentHasCourseId,StudentMatric,CourseId) VALUES ('8','3000008','ENGLANG3012');">
            <text:p>INSERT INTO StudentHasCourse (StudentHasCourseId,StudentMatric,CourseId) VALUES ('8','3000008','ENGLANG3012');</text:p>
          </table:table-cell>
        </table:table-row>
        <table:table-row table:style-name="ro1">
          <table:table-cell table:formula="of:=[StudentHasCourse.E11]" office:value-type="string" office:string-value="INSERT INTO StudentHasCourse (StudentHasCourseId,StudentMatric,CourseId) VALUES ('9','3000009','Compsci2436');">
            <text:p>INSERT INTO StudentHasCourse (StudentHasCourseId,StudentMatric,CourseId) VALUES ('9','3000009','Compsci2436');</text:p>
          </table:table-cell>
        </table:table-row>
        <table:table-row table:style-name="ro1">
          <table:table-cell table:formula="of:=[StudentHasCourse.E12]" office:value-type="string" office:string-value="INSERT INTO StudentHasCourse (StudentHasCourseId,StudentMatric,CourseId) VALUES ('10','3000010','MUSIC1323');">
            <text:p>INSERT INTO StudentHasCourse (StudentHasCourseId,StudentMatric,CourseId) VALUES ('10','3000010','MUSIC1323');</text:p>
          </table:table-cell>
        </table:table-row>
        <table:table-row table:style-name="ro1">
          <table:table-cell table:formula="of:=[StudentHasCourse.E13]" office:value-type="string" office:string-value="INSERT INTO StudentHasCourse (StudentHasCourseId,StudentMatric,CourseId) VALUES ('11','3000001','ENGLANG3014');">
            <text:p>INSERT INTO StudentHasCourse (StudentHasCourseId,StudentMatric,CourseId) VALUES ('11','3000001','ENGLANG3014');</text:p>
          </table:table-cell>
        </table:table-row>
        <table:table-row table:style-name="ro1">
          <table:table-cell table:formula="of:=[StudentHasCourse.E14]" office:value-type="string" office:string-value="INSERT INTO StudentHasCourse (StudentHasCourseId,StudentMatric,CourseId) VALUES ('12','3000002','Compsci2438');">
            <text:p>INSERT INTO StudentHasCourse (StudentHasCourseId,StudentMatric,CourseId) VALUES ('12','3000002','Compsci2438');</text:p>
          </table:table-cell>
        </table:table-row>
        <table:table-row table:style-name="ro1">
          <table:table-cell table:formula="of:=[StudentHasCourse.E15]" office:value-type="string" office:string-value="INSERT INTO StudentHasCourse (StudentHasCourseId,StudentMatric,CourseId) VALUES ('13','3000003','ENG4427');">
            <text:p>INSERT INTO StudentHasCourse (StudentHasCourseId,StudentMatric,CourseId) VALUES ('13','3000003','ENG4427');</text:p>
          </table:table-cell>
        </table:table-row>
        <table:table-row table:style-name="ro1">
          <table:table-cell table:formula="of:=[StudentHasCourse.E16]" office:value-type="string" office:string-value="INSERT INTO StudentHasCourse (StudentHasCourseId,StudentMatric,CourseId) VALUES ('14','3000004','Compsci2438');">
            <text:p>INSERT INTO StudentHasCourse (StudentHasCourseId,StudentMatric,CourseId) VALUES ('14','3000004','Compsci2438');</text:p>
          </table:table-cell>
        </table:table-row>
        <table:table-row table:style-name="ro1">
          <table:table-cell table:formula="of:=[StudentHasCourse.E17]" office:value-type="string" office:string-value="INSERT INTO StudentHasCourse (StudentHasCourseId,StudentMatric,CourseId) VALUES ('15','3000005','MUSIC1325');">
            <text:p>INSERT INTO StudentHasCourse (StudentHasCourseId,StudentMatric,CourseId) VALUES ('15','3000005','MUSIC1325');</text:p>
          </table:table-cell>
        </table:table-row>
        <table:table-row table:style-name="ro1">
          <table:table-cell table:formula="of:=[StudentHasCourse.E18]" office:value-type="string" office:string-value="INSERT INTO StudentHasCourse (StudentHasCourseId,StudentMatric,CourseId) VALUES ('16','3000006','ENGLANG3014');">
            <text:p>INSERT INTO StudentHasCourse (StudentHasCourseId,StudentMatric,CourseId) VALUES ('16','3000006','ENGLANG3014');</text:p>
          </table:table-cell>
        </table:table-row>
        <table:table-row table:style-name="ro1">
          <table:table-cell table:formula="of:=[StudentHasCourse.E19]" office:value-type="string" office:string-value="INSERT INTO StudentHasCourse (StudentHasCourseId,StudentMatric,CourseId) VALUES ('17','3000007','Compsci2438');">
            <text:p>INSERT INTO StudentHasCourse (StudentHasCourseId,StudentMatric,CourseId) VALUES ('17','3000007','Compsci2438');</text:p>
          </table:table-cell>
        </table:table-row>
        <table:table-row table:style-name="ro1">
          <table:table-cell table:formula="of:=[StudentHasCourse.E20]" office:value-type="string" office:string-value="INSERT INTO StudentHasCourse (StudentHasCourseId,StudentMatric,CourseId) VALUES ('18','3000008','ENGLANG3014');">
            <text:p>INSERT INTO StudentHasCourse (StudentHasCourseId,StudentMatric,CourseId) VALUES ('18','3000008','ENGLANG3014');</text:p>
          </table:table-cell>
        </table:table-row>
        <table:table-row table:style-name="ro1">
          <table:table-cell table:formula="of:=[StudentHasCourse.E21]" office:value-type="string" office:string-value="INSERT INTO StudentHasCourse (StudentHasCourseId,StudentMatric,CourseId) VALUES ('19','3000009','Compsci2438');">
            <text:p>INSERT INTO StudentHasCourse (StudentHasCourseId,StudentMatric,CourseId) VALUES ('19','3000009','Compsci2438');</text:p>
          </table:table-cell>
        </table:table-row>
        <table:table-row table:style-name="ro1">
          <table:table-cell table:formula="of:=[StudentHasCourse.E22]" office:value-type="string" office:string-value="INSERT INTO StudentHasCourse (StudentHasCourseId,StudentMatric,CourseId) VALUES ('20','3000010','MUSIC1325');">
            <text:p>INSERT INTO StudentHasCourse (StudentHasCourseId,StudentMatric,CourseId) VALUES ('20','3000010','MUSIC1325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</table:table>
      <table:table table:name="Advisor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dvisor</text:p>
          </table:table-cell>
          <table:table-cell table:number-columns-repeated="4"/>
        </table:table-row>
        <table:table-row table:style-name="ro1">
          <table:table-cell office:value-type="string">
            <text:p>StaffId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Advisor (StaffId,SchoolName,CollegeName) VALUES ('3423432','Engineering','Science and Engineering');">
            <text:p>INSERT INTO Advisor (StaffId,SchoolName,CollegeName) VALUES ('3423432','Engineering','Science and 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Advisor (StaffId,SchoolName,CollegeName) VALUES ('5498923','Computing Science','Science and Engineering');">
            <text:p>INSERT INTO Advisor (StaffId,SchoolName,CollegeName) VALUES ('5498923','Computing Science','Science and Engineering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Advisor (StaffId,SchoolName,CollegeName) VALUES ('6829432','Culture and Creative Arts','Arts');">
            <text:p>INSERT INTO Advisor (StaffId,SchoolName,CollegeName) VALUES ('6829432','Culture and Creative Arts','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Advisor (StaffId,SchoolName,CollegeName) VALUES ('5462624','Critical Studies','Arts');">
            <text:p>INSERT INTO Advisor (StaffId,SchoolName,CollegeName) VALUES ('5462624','Critical Studies','Arts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table:number-columns-repeated="6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Aims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/>
          <table:table-cell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&quot;','&quot;;[.D3];&quot;','&quot;;[.E3];&quot;');&quot;)" office:value-type="string" office:string-value="INSERT INTO Course (CourseID,Name,Aims,SchoolName,CollegeName) VALUES ('ENG4425','Digital Communications','Teaching you the comms init','Engineering','Science and Engineering');">
            <text:p>INSERT INTO Course (CourseID,Name,Aims,SchoolName,CollegeName) VALUES ('ENG4425','Digital Communications','Teaching you the comms init','Engineering','Science and Engineering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&quot;','&quot;;[.D4];&quot;','&quot;;[.E4];&quot;');&quot;)" office:value-type="string" office:string-value="INSERT INTO Course (CourseID,Name,Aims,SchoolName,CollegeName) VALUES ('Compsci2436','Networks','How to interweb','Computing Science','Science and Engineering');">
            <text:p>INSERT INTO Course (CourseID,Name,Aims,SchoolName,CollegeName) VALUES ('Compsci2436','Networks','How to interweb','Computing Science','Science and Engineering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&quot;','&quot;;[.D5];&quot;','&quot;;[.E5];&quot;');&quot;)" office:value-type="string" office:string-value="INSERT INTO Course (CourseID,Name,Aims,SchoolName,CollegeName) VALUES ('MUSIC1323','Music for Dummies','What is a piano?','Culture and Creative Arts','Arts');">
            <text:p>INSERT INTO Course (CourseID,Name,Aims,SchoolName,CollegeName) VALUES ('MUSIC1323','Music for Dummies','What is a piano?','Culture and Creative Arts','Arts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&quot;','&quot;;[.D6];&quot;','&quot;;[.E6];&quot;');&quot;)" office:value-type="string" office:string-value="INSERT INTO Course (CourseID,Name,Aims,SchoolName,CollegeName) VALUES ('ENGLANG3012','English Literature','How to read101','Critical Studies','Arts');">
            <text:p>INSERT INTO Course (CourseID,Name,Aims,SchoolName,CollegeName) VALUES ('ENGLANG3012','English Literature','How to read101','Critical Studies','Arts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&quot;','&quot;;[.D7];&quot;','&quot;;[.E7];&quot;');&quot;)" office:value-type="string" office:string-value="INSERT INTO Course (CourseID,Name,Aims,SchoolName,CollegeName) VALUES ('ENG4427','Control','Teaching you the control init','Engineering','Science and Engineering');">
            <text:p>INSERT INTO Course (CourseID,Name,Aims,SchoolName,CollegeName) VALUES ('ENG4427','Control','Teaching you the control init','Engineering','Science and Engineering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&quot;','&quot;;[.D8];&quot;','&quot;;[.E8];&quot;');&quot;)" office:value-type="string" office:string-value="INSERT INTO Course (CourseID,Name,Aims,SchoolName,CollegeName) VALUES ('Compsci2438','Programming','How to “Hello World”','Computing Science','Science and Engineering');">
            <text:p>INSERT INTO Course (CourseID,Name,Aims,SchoolName,CollegeName) VALUES ('Compsci2438','Programming','How to “Hello World”','Computing Science','Science and Engineering');</text:p>
          </table:table-cell>
        </table:table-row>
        <table:table-row table:style-name="ro2">
          <table:table-cell office:value-type="string">
            <text:p>MUSIC1325</text:p>
          </table:table-cell>
          <table:table-cell office:value-type="string">
            <text:p>Music for Thickies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&quot;','&quot;;[.D9];&quot;','&quot;;[.E9];&quot;');&quot;)" office:value-type="string" office:string-value="INSERT INTO Course (CourseID,Name,Aims,SchoolName,CollegeName) VALUES ('MUSIC1325','Music for Thickies','What is a guitar?','Culture and Creative Arts','Arts');">
            <text:p>INSERT INTO Course (CourseID,Name,Aims,SchoolName,CollegeName) VALUES ('MUSIC1325','Music for Thickies','What is a guitar?','Culture and Creative Arts','Arts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&quot;','&quot;;[.D10];&quot;','&quot;;[.E10];&quot;');&quot;)" office:value-type="string" office:string-value="INSERT INTO Course (CourseID,Name,Aims,SchoolName,CollegeName) VALUES ('ENGLANG3014','English Language','How to grammer101','Critical Studies','Arts');">
            <text:p>INSERT INTO Course (CourseID,Name,Aims,SchoolName,CollegeName) VALUES ('ENGLANG3014','English Language','How to grammer101','Critical Studies','Arts');</text:p>
          </table:table-cell>
        </table:table-row>
      </table:table>
      <table:table table:name="Degree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Degree (Name) VALUES ('English Literature');">
            <text:p>INSERT INTO Degree (Name) VALUES ('English Literature');</text:p>
          </table:table-cell>
        </table:table-row>
        <table:table-row table:style-name="ro1">
          <table:table-cell office:value-type="string">
            <text:p>Computer Science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Degree (Name) VALUES ('Computer Science');">
            <text:p>INSERT INTO Degree (Name) VALUES ('Computer Science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Degree (Name) VALUES ('Mechanical Engineering');">
            <text:p>INSERT INTO Degree (Name) VALUES ('Mechanical 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Degree (Name) VALUES ('Electronic and Software Engineering');">
            <text:p>INSERT INTO Degree (Name) VALUES ('Electronic and Software Engineering');</text:p>
          </table:table-cell>
        </table:table-row>
        <table:table-row table:style-name="ro1">
          <table:table-cell office:value-type="string">
            <text:p>Music</text:p>
          </table:table-cell>
          <table:table-cell/>
          <table:table-cell table:formula="of:=CONCATENATE(&quot;INSERT INTO &quot;;[.$A$1];&quot; (&quot;;[.$A$2];&quot;) VALUES ('&quot;;[.A7];&quot;');&quot;)" office:value-type="string" office:string-value="INSERT INTO Degree (Name) VALUES ('Music');">
            <text:p>INSERT INTO Degree (Name) VALUES ('Music');</text:p>
          </table:table-cell>
        </table:table-row>
      </table:table>
      <table:table table:name="DegreeHasCourse" table:style-name="ta1" table:print="false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HasCourse</text:p>
          </table:table-cell>
          <table:table-cell table:number-columns-repeated="4"/>
        </table:table-row>
        <table:table-row table:style-name="ro1">
          <table:table-cell office:value-type="string">
            <text:p>DegreeHasCourseId</text:p>
          </table:table-cell>
          <table:table-cell office:value-type="string">
            <text:p>DegreeName</text:p>
          </table:table-cell>
          <table:table-cell office:value-type="string">
            <text:p>Course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DegreeHasCourse (DegreeHasCourseId,DegreeName,CourseId) VALUES ('1','English Literature','ENGLANG3012');">
            <text:p>INSERT INTO DegreeHasCourse (DegreeHasCourseId,DegreeNam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DegreeHasCourse (DegreeHasCourseId,DegreeName,CourseId) VALUES ('2','Computer Science','Compsci2438');">
            <text:p>INSERT INTO DegreeHasCourse (DegreeHasCourseId,DegreeNam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DegreeHasCourse (DegreeHasCourseId,DegreeName,CourseId) VALUES ('3','Mechanical Engineering','ENG4425');">
            <text:p>INSERT INTO DegreeHasCourse (DegreeHasCourseId,DegreeNam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DegreeHasCourse (DegreeHasCourseId,DegreeName,CourseId) VALUES ('4','Electronic and Software Engineering','Compsci2436');">
            <text:p>INSERT INTO DegreeHasCourse (DegreeHasCourseId,DegreeNam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DegreeHasCourse (DegreeHasCourseId,DegreeName,CourseId) VALUES ('5','Music','MUSIC1323');">
            <text:p>INSERT INTO DegreeHasCourse (DegreeHasCourseId,DegreeNam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DegreeHasCourse (DegreeHasCourseId,DegreeName,CourseId) VALUES ('6','English Literature','ENGLANG3014');">
            <text:p>INSERT INTO DegreeHasCourse (DegreeHasCourseId,DegreeNam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DegreeHasCourse (DegreeHasCourseId,DegreeName,CourseId) VALUES ('7','Computer Science','Compsci2438');">
            <text:p>INSERT INTO DegreeHasCourse (DegreeHasCourseId,DegreeNam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DegreeHasCourse (DegreeHasCourseId,DegreeName,CourseId) VALUES ('8','Mechanical Engineering','ENG4427');">
            <text:p>INSERT INTO DegreeHasCourse (DegreeHasCourseId,DegreeNam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DegreeHasCourse (DegreeHasCourseId,DegreeName,CourseId) VALUES ('9','Electronic and Software Engineering','Compsci2438');">
            <text:p>INSERT INTO DegreeHasCourse (DegreeHasCourseId,DegreeNam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DegreeHasCourse (DegreeHasCourseId,DegreeName,CourseId) VALUES ('10','Music','MUSIC1325');">
            <text:p>INSERT INTO DegreeHasCourse (DegreeHasCourseId,DegreeName,CourseId) VALUES ('10','Music','MUSIC1325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ptHead</text:p>
          </table:table-cell>
          <table:table-cell table:number-columns-repeated="5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3];&quot;','&quot;;[.B3];&quot;','&quot;;[.C3];&quot;','&quot;;[.D3];&quot;');&quot;)" office:value-type="string" office:string-value="INSERT INTO DeptHead (StaffId,Year,SchoolName,CollegeName) VALUES ('3435232','1','Engineering','Science and Engineering');">
            <text:p>INSERT INTO DeptHead (StaffId,Year,SchoolName,CollegeName) VALUES ('3435232','1','Engineering','Science and Engineering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4];&quot;','&quot;;[.B4];&quot;','&quot;;[.C4];&quot;','&quot;;[.D4];&quot;');&quot;)" office:value-type="string" office:string-value="INSERT INTO DeptHead (StaffId,Year,SchoolName,CollegeName) VALUES ('4533531','2','Computing Science','Science and Engineering');">
            <text:p>INSERT INTO DeptHead (StaffId,Year,SchoolName,CollegeName) VALUES ('4533531','2','Computing Science','Science and Engineering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5];&quot;','&quot;;[.B5];&quot;','&quot;;[.C5];&quot;','&quot;;[.D5];&quot;');&quot;)" office:value-type="string" office:string-value="INSERT INTO DeptHead (StaffId,Year,SchoolName,CollegeName) VALUES ('5345331','3','Culture and Creative Arts','Arts');">
            <text:p>INSERT INTO DeptHead (StaffId,Year,SchoolName,CollegeName) VALUES ('5345331','3','Culture and Creative Arts','Art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6];&quot;','&quot;;[.B6];&quot;','&quot;;[.C6];&quot;','&quot;;[.D6];&quot;');&quot;)" office:value-type="string" office:string-value="INSERT INTO DeptHead (StaffId,Year,SchoolName,CollegeName) VALUES ('9023403','4','Critical Studies','Arts');">
            <text:p>INSERT INTO DeptHead (StaffId,Year,SchoolName,CollegeName) VALUES ('9023403','4','Critical Studies','Arts');</text:p>
          </table:table-cell>
        </table:table-row>
      </table:table>
      <table:table table:name="School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Name</text:p>
          </table:table-cell>
          <table:table-cell/>
          <table:table-cell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Name) VALUES ('Engineering','Science and Engineering');">
            <text:p>INSERT INTO School (Name,CollegeNam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Name) VALUES ('Computing Science','Science and Engineering');">
            <text:p>INSERT INTO School (Name,CollegeNam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Name) VALUES ('Culture and Creative Arts','Arts');">
            <text:p>INSERT INTO School (Name,CollegeNam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Name) VALUES ('Critical Studies','Arts');">
            <text:p>INSERT INTO School (Name,CollegeName) VALUES ('Critical Studies','Arts');</text:p>
          </table:table-cell>
        </table:table-row>
      </table:table>
      <table:table table:name="Studen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Student</text:p>
          </table:table-cell>
          <table:table-cell table:number-columns-repeated="11"/>
        </table:table-row>
        <table:table-row table:style-name="ro2">
          <table:table-cell office:value-type="string">
            <text:p>Matric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Name</text:p>
          </table:table-cell>
          <table:table-cell table:number-columns-repeated="4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D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55w0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9023403">
            <text:p>9023403</text:p>
          </table:table-cell>
          <table:table-cell office:value-type="string">
            <text:p>English Literature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3];&quot;','&quot;;[.B3];&quot;','&quot;;[.C3];&quot;','&quot;;[.D3];&quot;','&quot;;[.E3];&quot;','&quot;;[.F3];&quot;','&quot;;[.G3];&quot;','&quot;;[.H3];&quot;');&quot;)" office:value-type="string" office:string-value="INSERT INTO Student (Matric,Email,Password,Forename,Surname,Year,StaffId,DegreeName) VALUES ('3000001','3000001S@student.gla.ac.uk','Pa55w0rd','Steven','Bell','2','9023403','English Literature');">
            <text:p>INSERT INTO Student (Matric,Email,Password,Forename,Surname,Year,StaffId,DegreeName) VALUES ('3000001','3000001S@student.gla.ac.uk','Pa55w0rd','Steven','Bell','2','9023403','English Literature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D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55w0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4];&quot;','&quot;;[.B4];&quot;','&quot;;[.C4];&quot;','&quot;;[.D4];&quot;','&quot;;[.E4];&quot;','&quot;;[.F4];&quot;','&quot;;[.G4];&quot;','&quot;;[.H4];&quot;');&quot;)" office:value-type="string" office:string-value="INSERT INTO Student (Matric,Email,Password,Forename,Surname,Year,StaffId,DegreeName) VALUES ('3000002','3000002B@student.gla.ac.uk','Pa55w0rd','Ben','Harris','3','4533531','Computer Science');">
            <text:p>INSERT INTO Student (Matric,Email,Password,Forename,Surname,Year,StaffId,DegreeName) VALUES ('3000002','3000002B@student.gla.ac.uk','Pa55w0rd','Ben','Harris','3','4533531','Computer Science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D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55w0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35232">
            <text:p>3435232</text:p>
          </table:table-cell>
          <table:table-cell office:value-type="string">
            <text:p>Mechanical Engineering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5];&quot;','&quot;;[.B5];&quot;','&quot;;[.C5];&quot;','&quot;;[.D5];&quot;','&quot;;[.E5];&quot;','&quot;;[.F5];&quot;','&quot;;[.G5];&quot;','&quot;;[.H5];&quot;');&quot;)" office:value-type="string" office:string-value="INSERT INTO Student (Matric,Email,Password,Forename,Surname,Year,StaffId,DegreeName) VALUES ('3000003','3000003S@student.gla.ac.uk','Pa55w0rd','Sarah','Jane','1','3435232','Mechanical Engineering');">
            <text:p>INSERT INTO Student (Matric,Email,Password,Forename,Surname,Year,StaffId,DegreeName) VALUES ('3000003','3000003S@student.gla.ac.uk','Pa55w0rd','Sarah','Jane','1','3435232','Mechanical Engineering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D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55w0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35232">
            <text:p>3435232</text:p>
          </table:table-cell>
          <table:table-cell office:value-type="string">
            <text:p>Electronic and Software Engineering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6];&quot;','&quot;;[.B6];&quot;','&quot;;[.C6];&quot;','&quot;;[.D6];&quot;','&quot;;[.E6];&quot;','&quot;;[.F6];&quot;','&quot;;[.G6];&quot;','&quot;;[.H6];&quot;');&quot;)" office:value-type="string" office:string-value="INSERT INTO Student (Matric,Email,Password,Forename,Surname,Year,StaffId,DegreeName) VALUES ('3000004','3000004J@student.gla.ac.uk','Pa55w0rd','Jim','Stephens','2','3435232','Electronic and Software Engineering');">
            <text:p>INSERT INTO Student (Matric,Email,Password,Forename,Surname,Year,StaffId,DegreeName) VALUES ('3000004','3000004J@student.gla.ac.uk','Pa55w0rd','Jim','Stephens','2','3435232','Electronic and Software Engineering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D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55w0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5345331">
            <text:p>5345331</text:p>
          </table:table-cell>
          <table:table-cell office:value-type="string">
            <text:p>Music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7];&quot;','&quot;;[.B7];&quot;','&quot;;[.C7];&quot;','&quot;;[.D7];&quot;','&quot;;[.E7];&quot;','&quot;;[.F7];&quot;','&quot;;[.G7];&quot;','&quot;;[.H7];&quot;');&quot;)" office:value-type="string" office:string-value="INSERT INTO Student (Matric,Email,Password,Forename,Surname,Year,StaffId,DegreeName) VALUES ('3000005','3000005K@student.gla.ac.uk','Pa55w0rd','Kyle','Marx','3','5345331','Music');">
            <text:p>INSERT INTO Student (Matric,Email,Password,Forename,Surname,Year,StaffId,DegreeName) VALUES ('3000005','3000005K@student.gla.ac.uk','Pa55w0rd','Kyle','Marx','3','5345331','Music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D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55w0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9023403">
            <text:p>9023403</text:p>
          </table:table-cell>
          <table:table-cell office:value-type="string">
            <text:p>English Literature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8];&quot;','&quot;;[.B8];&quot;','&quot;;[.C8];&quot;','&quot;;[.D8];&quot;','&quot;;[.E8];&quot;','&quot;;[.F8];&quot;','&quot;;[.G8];&quot;','&quot;;[.H8];&quot;');&quot;)" office:value-type="string" office:string-value="INSERT INTO Student (Matric,Email,Password,Forename,Surname,Year,StaffId,DegreeName) VALUES ('3000006','3000006T@student.gla.ac.uk','Pa55w0rd','Tessa','Molly','3','9023403','English Literature');">
            <text:p>INSERT INTO Student (Matric,Email,Password,Forename,Surname,Year,StaffId,DegreeName) VALUES ('3000006','3000006T@student.gla.ac.uk','Pa55w0rd','Tessa','Molly','3','9023403','English Literature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D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55w0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9];&quot;','&quot;;[.B9];&quot;','&quot;;[.C9];&quot;','&quot;;[.D9];&quot;','&quot;;[.E9];&quot;','&quot;;[.F9];&quot;','&quot;;[.G9];&quot;','&quot;;[.H9];&quot;');&quot;)" office:value-type="string" office:string-value="INSERT INTO Student (Matric,Email,Password,Forename,Surname,Year,StaffId,DegreeName) VALUES ('3000007','3000007J@student.gla.ac.uk','Pa55w0rd','Jacob','Wells','3','4533531','Computer Science');">
            <text:p>INSERT INTO Student (Matric,Email,Password,Forename,Surname,Year,StaffId,DegreeName) VALUES ('3000007','3000007J@student.gla.ac.uk','Pa55w0rd','Jacob','Wells','3','4533531','Computer Science');</text:p>
          </table:table-cell>
        </table:table-row>
        <table:table-row table:style-name="ro2">
          <table:table-cell office:value-type="float" office:value="3000008">
            <text:p>3000008</text:p>
          </table:table-cell>
          <table:table-cell table:formula="of:=CONCATENATE([.A10];MID([.D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55w0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English Literature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10];&quot;','&quot;;[.B10];&quot;','&quot;;[.C10];&quot;','&quot;;[.D10];&quot;','&quot;;[.E10];&quot;','&quot;;[.F10];&quot;','&quot;;[.G10];&quot;','&quot;;[.H10];&quot;');&quot;)" office:value-type="string" office:string-value="INSERT INTO Student (Matric,Email,Password,Forename,Surname,Year,StaffId,DegreeName) VALUES ('3000008','3000008S@student.gla.ac.uk','Pa55w0rd','Shak','Gains','4','6829432','English Literature');">
            <text:p>INSERT INTO Student (Matric,Email,Password,Forename,Surname,Year,StaffId,DegreeName) VALUES ('3000008','3000008S@student.gla.ac.uk','Pa55w0rd','Shak','Gains','4','6829432','English Literature');</text:p>
          </table:table-cell>
        </table:table-row>
        <table:table-row table:style-name="ro2">
          <table:table-cell office:value-type="float" office:value="3000009">
            <text:p>3000009</text:p>
          </table:table-cell>
          <table:table-cell table:formula="of:=CONCATENATE([.A11];MID([.D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55w0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11];&quot;','&quot;;[.B11];&quot;','&quot;;[.C11];&quot;','&quot;;[.D11];&quot;','&quot;;[.E11];&quot;','&quot;;[.F11];&quot;','&quot;;[.G11];&quot;','&quot;;[.H11];&quot;');&quot;)" office:value-type="string" office:string-value="INSERT INTO Student (Matric,Email,Password,Forename,Surname,Year,StaffId,DegreeName) VALUES ('3000009','3000009M@student.gla.ac.uk','Pa55w0rd','Mohammed','Sharik','5','4533531','Computer Science');">
            <text:p>INSERT INTO Student (Matric,Email,Password,Forename,Surname,Year,StaffId,DegreeName) VALUES ('3000009','3000009M@student.gla.ac.uk','Pa55w0rd','Mohammed','Sharik','5','4533531','Computer Science');</text:p>
          </table:table-cell>
        </table:table-row>
        <table:table-row table:style-name="ro2">
          <table:table-cell office:value-type="float" office:value="3000010">
            <text:p>3000010</text:p>
          </table:table-cell>
          <table:table-cell table:formula="of:=CONCATENATE([.A12];MID([.D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55w0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5345331">
            <text:p>5345331</text:p>
          </table:table-cell>
          <table:table-cell office:value-type="string">
            <text:p>Music</text:p>
          </table:table-cell>
          <table:table-cell table:number-columns-repeated="3"/>
          <table:table-cell table:formula="of:=CONCATENATE(&quot;INSERT INTO &quot;;[.$A$1];&quot; (&quot;;[.$A$2];&quot;,&quot;;[.$B$2];&quot;,&quot;;[.$C$2];&quot;,&quot;;[.$D$2];&quot;,&quot;;[.$E$2];&quot;,&quot;;[.$F$2];&quot;,&quot;;[.$G$2];;&quot;,&quot;;[.$H$2];&quot;) VALUES ('&quot;;[.A12];&quot;','&quot;;[.B12];&quot;','&quot;;[.C12];&quot;','&quot;;[.D12];&quot;','&quot;;[.E12];&quot;','&quot;;[.F12];&quot;','&quot;;[.G12];&quot;','&quot;;[.H12];&quot;');&quot;)" office:value-type="string" office:string-value="INSERT INTO Student (Matric,Email,Password,Forename,Surname,Year,StaffId,DegreeName) VALUES ('3000010','3000010B@student.gla.ac.uk','Pa55w0rd','Benôit','Ashdown','4','5345331','Music');">
            <text:p>INSERT INTO Student (Matric,Email,Password,Forename,Surname,Year,StaffId,DegreeName) VALUES ('3000010','3000010B@student.gla.ac.uk','Pa55w0rd','Benôit','Ashdown','4','5345331','Music');</text:p>
          </table:table-cell>
        </table:table-row>
      </table:table>
      <table:table table:name="Staff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taff</text:p>
          </table:table-cell>
          <table:table-cell table:number-columns-repeated="4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Staff (StaffId,Forename,Surname) VALUES ('3423432','William','Kane');">
            <text:p>INSERT INTO Staff (StaffId,Forename,Surname) VALUES ('3423432','William','Kane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Staff (StaffId,Forename,Surname) VALUES ('5498923','Nicola','Tracy');">
            <text:p>INSERT INTO Staff (StaffId,Forename,Surname) VALUES ('5498923','Nicola','Tracy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Staff (StaffId,Forename,Surname) VALUES ('6829432','Suzanne','Kerns');">
            <text:p>INSERT INTO Staff (StaffId,Forename,Surname) VALUES ('6829432','Suzanne','Kern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Staff (StaffId,Forename,Surname) VALUES ('5462624','John','Ashton');">
            <text:p>INSERT INTO Staff (StaffId,Forename,Surname) VALUES ('5462624','John','Ashton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Staff (StaffId,Forename,Surname) VALUES ('9023403','Bernard','Yolk');">
            <text:p>INSERT INTO Staff (StaffId,Forename,Surname) VALUES ('9023403','Bernard','Yolk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Staff (StaffId,Forename,Surname) VALUES ('3435232','James','Read');">
            <text:p>INSERT INTO Staff (StaffId,Forename,Surname) VALUES ('3435232','James','Read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Staff (StaffId,Forename,Surname) VALUES ('4533531','Robert','Silk');">
            <text:p>INSERT INTO Staff (StaffId,Forename,Surname) VALUES ('4533531','Robert','Silk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Staff (StaffId,Forename,Surname) VALUES ('5345331','Theodore','Edwards');">
            <text:p>INSERT INTO Staff (StaffId,Forename,Surname) VALUES ('5345331','Theodore','Edwards');</text:p>
          </table:table-cell>
        </table:table-row>
      </table:table>
      <table:table table:name="StudentHasCourse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4"/>
        </table:table-row>
        <table:table-row table:style-name="ro2">
          <table:table-cell office:value-type="string">
            <text:p>StudentHasCourseId</text:p>
          </table:table-cell>
          <table:table-cell office:value-type="string">
            <text:p>StudentMatric</text:p>
          </table:table-cell>
          <table:table-cell office:value-type="string">
            <text:p>Course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StudentHasCourse (StudentHasCourseId,StudentMatric,CourseId) VALUES ('1','3000001','ENGLANG3012');">
            <text:p>INSERT INTO StudentHasCourse (StudentHasCourseId,StudentMatric,CourseId) VALUES ('1','3000001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StudentHasCourse (StudentHasCourseId,StudentMatric,CourseId) VALUES ('2','3000002','Compsci2436');">
            <text:p>INSERT INTO StudentHasCourse (StudentHasCourseId,StudentMatric,CourseId) VALUES ('2','3000002','Compsci2436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StudentHasCourse (StudentHasCourseId,StudentMatric,CourseId) VALUES ('3','3000003','ENG4425');">
            <text:p>INSERT INTO StudentHasCourse (StudentHasCourseId,StudentMatric,CourseId) VALUES ('3','3000003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StudentHasCourse (StudentHasCourseId,StudentMatric,CourseId) VALUES ('4','3000004','ENG4425');">
            <text:p>INSERT INTO StudentHasCourse (StudentHasCourseId,StudentMatric,CourseId) VALUES ('4','3000004','ENG4425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StudentHasCourse (StudentHasCourseId,StudentMatric,CourseId) VALUES ('5','3000005','MUSIC1323');">
            <text:p>INSERT INTO StudentHasCourse (StudentHasCourseId,StudentMatric,CourseId) VALUES ('5','3000005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StudentHasCourse (StudentHasCourseId,StudentMatric,CourseId) VALUES ('6','3000006','ENGLANG3012');">
            <text:p>INSERT INTO StudentHasCourse (StudentHasCourseId,StudentMatric,CourseId) VALUES ('6','3000006','ENGLANG3012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StudentHasCourse (StudentHasCourseId,StudentMatric,CourseId) VALUES ('7','3000007','Compsci2436');">
            <text:p>INSERT INTO StudentHasCourse (StudentHasCourseId,StudentMatric,CourseId) VALUES ('7','3000007','Compsci2436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StudentHasCourse (StudentHasCourseId,StudentMatric,CourseId) VALUES ('8','3000008','ENGLANG3012');">
            <text:p>INSERT INTO StudentHasCourse (StudentHasCourseId,StudentMatric,CourseId) VALUES ('8','3000008','ENGLANG3012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StudentHasCourse (StudentHasCourseId,StudentMatric,CourseId) VALUES ('9','3000009','Compsci2436');">
            <text:p>INSERT INTO StudentHasCourse (StudentHasCourseId,StudentMatric,CourseId) VALUES ('9','3000009','Compsci2436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StudentHasCourse (StudentHasCourseId,StudentMatric,CourseId) VALUES ('10','3000010','MUSIC1323');">
            <text:p>INSERT INTO StudentHasCourse (StudentHasCourseId,StudentMatric,CourseId) VALUES ('10','3000010','MUSIC1323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13];&quot;','&quot;;[.B13];&quot;','&quot;;[.C13];&quot;');&quot;)" office:value-type="string" office:string-value="INSERT INTO StudentHasCourse (StudentHasCourseId,StudentMatric,CourseId) VALUES ('11','3000001','ENGLANG3014');">
            <text:p>INSERT INTO StudentHasCourse (StudentHasCourseId,StudentMatric,CourseId) VALUES ('11','3000001','ENGLANG3014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4];&quot;','&quot;;[.B14];&quot;','&quot;;[.C14];&quot;');&quot;)" office:value-type="string" office:string-value="INSERT INTO StudentHasCourse (StudentHasCourseId,StudentMatric,CourseId) VALUES ('12','3000002','Compsci2438');">
            <text:p>INSERT INTO StudentHasCourse (StudentHasCourseId,StudentMatric,CourseId) VALUES ('12','3000002','Compsci2438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table:formula="of:=CONCATENATE(&quot;INSERT INTO &quot;;[.$A$1];&quot; (&quot;;[.$A$2];&quot;,&quot;;[.$B$2];&quot;,&quot;;[.$C$2];&quot;) VALUES ('&quot;;[.A15];&quot;','&quot;;[.B15];&quot;','&quot;;[.C15];&quot;');&quot;)" office:value-type="string" office:string-value="INSERT INTO StudentHasCourse (StudentHasCourseId,StudentMatric,CourseId) VALUES ('13','3000003','ENG4427');">
            <text:p>INSERT INTO StudentHasCourse (StudentHasCourseId,StudentMatric,CourseId) VALUES ('13','3000003','ENG4427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6];&quot;','&quot;;[.B16];&quot;','&quot;;[.C16];&quot;');&quot;)" office:value-type="string" office:string-value="INSERT INTO StudentHasCourse (StudentHasCourseId,StudentMatric,CourseId) VALUES ('14','3000004','Compsci2438');">
            <text:p>INSERT INTO StudentHasCourse (StudentHasCourseId,StudentMatric,CourseId) VALUES ('14','3000004','Compsci2438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17];&quot;','&quot;;[.B17];&quot;','&quot;;[.C17];&quot;');&quot;)" office:value-type="string" office:string-value="INSERT INTO StudentHasCourse (StudentHasCourseId,StudentMatric,CourseId) VALUES ('15','3000005','MUSIC1325');">
            <text:p>INSERT INTO StudentHasCourse (StudentHasCourseId,StudentMatric,CourseId) VALUES ('15','3000005','MUSIC1325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18];&quot;','&quot;;[.B18];&quot;','&quot;;[.C18];&quot;');&quot;)" office:value-type="string" office:string-value="INSERT INTO StudentHasCourse (StudentHasCourseId,StudentMatric,CourseId) VALUES ('16','3000006','ENGLANG3014');">
            <text:p>INSERT INTO StudentHasCourse (StudentHasCourseId,StudentMatric,CourseId) VALUES ('16','3000006','ENGLANG3014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9];&quot;','&quot;;[.B19];&quot;','&quot;;[.C19];&quot;');&quot;)" office:value-type="string" office:string-value="INSERT INTO StudentHasCourse (StudentHasCourseId,StudentMatric,CourseId) VALUES ('17','3000007','Compsci2438');">
            <text:p>INSERT INTO StudentHasCourse (StudentHasCourseId,StudentMatric,CourseId) VALUES ('17','3000007','Compsci2438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20];&quot;','&quot;;[.B20];&quot;','&quot;;[.C20];&quot;');&quot;)" office:value-type="string" office:string-value="INSERT INTO StudentHasCourse (StudentHasCourseId,StudentMatric,CourseId) VALUES ('18','3000008','ENGLANG3014');">
            <text:p>INSERT INTO StudentHasCourse (StudentHasCourseId,StudentMatric,CourseId) VALUES ('18','3000008','ENGLANG3014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21];&quot;','&quot;;[.B21];&quot;','&quot;;[.C21];&quot;');&quot;)" office:value-type="string" office:string-value="INSERT INTO StudentHasCourse (StudentHasCourseId,StudentMatric,CourseId) VALUES ('19','3000009','Compsci2438');">
            <text:p>INSERT INTO StudentHasCourse (StudentHasCourseId,StudentMatric,CourseId) VALUES ('19','3000009','Compsci2438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22];&quot;','&quot;;[.B22];&quot;','&quot;;[.C22];&quot;');&quot;)" office:value-type="string" office:string-value="INSERT INTO StudentHasCourse (StudentHasCourseId,StudentMatric,CourseId) VALUES ('20','3000010','MUSIC1325');">
            <text:p>INSERT INTO StudentHasCourse (StudentHasCourseId,StudentMatric,CourseId) VALUES ('20','3000010','MUSIC1325');</text:p>
          </table:table-cell>
        </table:table-row>
      </table:table>
      <table:table table:name="TeachingCommittee" table:style-name="ta1" table:print="false"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7/11/2013</text:date>, <text:time>13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3-11-07T13:57:41</dc:date>
    <dc:creator>Joshua Marks</dc:creator>
    <meta:editing-duration>PT17H2M51S</meta:editing-duration>
    <meta:editing-cycles>9</meta:editing-cycles>
    <meta:generator>OpenOffice/4.0.0$Unix OpenOffice.org_project/400m3$Build-9702</meta:generator>
    <meta:document-statistic meta:table-count="12" meta:cell-count="477" meta:object-count="0"/>
    <meta:user-defined meta:name=""/>
  </office:meta>
</office:document-meta>
</file>